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91in"/>
    </style:style>
    <style:style style:name="co2" style:family="table-column">
      <style:table-column-properties fo:break-before="auto" style:column-width="0.9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1866in"/>
    </style:style>
    <style:style style:name="co5" style:family="table-column">
      <style:table-column-properties fo:break-before="auto" style:column-width="4.6425in"/>
    </style:style>
    <style:style style:name="co6" style:family="table-column">
      <style:table-column-properties fo:break-before="auto" style:column-width="2.0689in"/>
    </style:style>
    <style:style style:name="co7" style:family="table-column">
      <style:table-column-properties fo:break-before="auto" style:column-width="2.6909in"/>
    </style:style>
    <style:style style:name="co8" style:family="table-column">
      <style:table-column-properties fo:break-before="auto" style:column-width="4.3957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4" style:family="table-cell" style:parent-style-name="Default">
      <style:table-cell-properties fo:background-color="transparent" fo:border="none"/>
    </style:style>
    <style:style style:name="ce1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      " table:style-name="ta1">
        <table:table-column table:style-name="co1" table:default-cell-style-name="ce8"/>
        <table:table-column table:style-name="co2" table:number-columns-repeated="10" table:default-cell-style-name="ce10"/>
        <table:table-column table:style-name="co3" table:number-columns-repeated="2" table:default-cell-style-name="ce10"/>
        <table:table-row table:style-name="ro1">
          <table:table-cell/>
          <table:table-cell table:style-name="ce18" office:value-type="string" calcext:value-type="string">
            <text:p>(</text:p>
          </table:table-cell>
          <table:table-cell table:style-name="ce18" office:value-type="string" calcext:value-type="string">
            <text:p>)</text:p>
          </table:table-cell>
          <table:table-cell table:style-name="ce18" office:value-type="string" calcext:value-type="string">
            <text:p>int_value</text:p>
          </table:table-cell>
          <table:table-cell table:style-name="ce18" office:value-type="string" calcext:value-type="string">
            <text:p>double_value</text:p>
          </table:table-cell>
          <table:table-cell table:style-name="ce18" office:value-type="string" calcext:value-type="string">
            <text:p>string_value</text:p>
          </table:table-cell>
          <table:table-cell table:style-name="ce18" office:value-type="string" calcext:value-type="string">
            <text:p>nil</text:p>
          </table:table-cell>
          <table:table-cell table:style-name="ce18" office:value-type="string" calcext:value-type="string">
            <text:p>integer</text:p>
          </table:table-cell>
          <table:table-cell table:style-name="ce18" office:value-type="string" calcext:value-type="string">
            <text:p>number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string" calcext:value-type="string">
            <text:p>:</text:p>
          </table:table-cell>
          <table:table-cell table:style-name="ce18" office:value-type="string" calcext:value-type="string">
            <text:p>exp</text:p>
          </table:table-cell>
          <table:table-cell table:style-name="ce18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&lt;prog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main_b&gt;</text:p>
          </table:table-cell>
          <table:table-cell table:number-columns-repeated="11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&lt;stats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id_func&gt;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s&gt;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n_params&gt;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n_ids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als&gt;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&lt;n_vals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as_vals&gt;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&lt;ret_vals&gt;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&lt;assign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assign_val&gt;</text:p>
          </table:table-cell>
          <table:table-cell table:number-columns-repeated="10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&lt;term&gt;</text:p>
          </table:table-cell>
          <table:table-cell table:number-columns-repeated="2"/>
          <table:table-cell table:number-columns-repeated="4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args&gt;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n_args&gt;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arg_def_types&gt;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4"/>
          <table:table-cell table:number-columns-repeated="3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ret_func_types&gt;</text:p>
          </table:table-cell>
          <table:table-cell table:number-columns-repeated="9"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ret_def_types&gt;</text:p>
          </table:table-cell>
          <table:table-cell table:number-columns-repeated="9"/>
          <table:table-cell office:value-type="float" office:value="41" calcext:value-type="float">
            <text:p>41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&lt;func_types&gt;</text:p>
          </table:table-cell>
          <table:table-cell table:number-columns-repeated="6"/>
          <table:table-cell table:number-columns-repeated="3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n_func_types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func_def_types&gt;</text:p>
          </table:table-cell>
          <table:table-cell table:number-columns-repeated="6"/>
          <table:table-cell table:number-columns-repeated="3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n_func_def_types&gt;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9"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&lt;type&gt;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const&gt;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</table:table>
      <table:table table:name="  " table:style-name="ta1">
        <table:table-column table:style-name="co1" table:default-cell-style-name="ce8"/>
        <table:table-column table:style-name="co2" table:number-columns-repeated="12" table:default-cell-style-name="ce10"/>
        <table:table-row table:style-name="ro1">
          <table:table-cell/>
          <table:table-cell table:style-name="ce18" office:value-type="string" calcext:value-type="string">
            <text:p>require</text:p>
          </table:table-cell>
          <table:table-cell table:style-name="ce18" office:value-type="string" calcext:value-type="string">
            <text:p>function</text:p>
          </table:table-cell>
          <table:table-cell table:style-name="ce18" office:value-type="string" calcext:value-type="string">
            <text:p>global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local</text:p>
          </table:table-cell>
          <table:table-cell table:style-name="ce18" office:value-type="string" calcext:value-type="string">
            <text:p>if</text:p>
          </table:table-cell>
          <table:table-cell table:style-name="ce18" office:value-type="string" calcext:value-type="string">
            <text:p>while</text:p>
          </table:table-cell>
          <table:table-cell table:style-name="ce18" office:value-type="string" calcext:value-type="string">
            <text:p>return</text:p>
          </table:table-cell>
          <table:table-cell table:style-name="ce18" office:value-type="string" calcext:value-type="string">
            <text:p>end</text:p>
          </table:table-cell>
          <table:table-cell table:style-name="ce18" office:value-type="string" calcext:value-type="string">
            <text:p>else</text:p>
          </table:table-cell>
          <table:table-cell table:style-name="ce18" office:value-type="string" calcext:value-type="string">
            <text:p>,</text:p>
          </table:table-cell>
          <table:table-cell table:style-name="ce18"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&lt;prog&gt;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main_b&gt;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stats&gt;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id_func&gt;</text:p>
          </table:table-cell>
          <table:table-cell table:number-columns-repeated="10"/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&lt;params&gt;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n_params&gt;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&lt;n_ids&gt;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&lt;vals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n_vals&gt;</text:p>
          </table:table-cell>
          <table:table-cell table:number-columns-repeated="3"/>
          <table:table-cell table:number-columns-repeated="7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&lt;as_vals&gt;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ret_vals&gt;</text:p>
          </table:table-cell>
          <table:table-cell table:number-columns-repeated="3"/>
          <table:table-cell table:number-columns-repeated="7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assign&gt;</text:p>
          </table:table-cell>
          <table:table-cell table:number-columns-repeated="3"/>
          <table:table-cell table:number-columns-repeated="7" office:value-type="float" office:value="28" calcext:value-type="float">
            <text:p>28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&lt;assign_val&gt;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term&gt;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args&gt;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n_args&gt;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&lt;arg_def_types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ret_func_types&gt;</text:p>
          </table:table-cell>
          <table:table-cell table:number-columns-repeated="3"/>
          <table:table-cell table:number-columns-repeated="6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ret_def_types&gt;</text:p>
          </table:table-cell>
          <table:table-cell/>
          <table:table-cell table:number-columns-repeated="3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func_types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n_func_types&gt;</text:p>
          </table:table-cell>
          <table:table-cell table:number-columns-repeated="3"/>
          <table:table-cell table:number-columns-repeated="6" office:value-type="float" office:value="45" calcext:value-type="float">
            <text:p>45</text:p>
          </table:table-cell>
          <table:table-cell/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&lt;func_def_types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n_func_def_types&gt;</text:p>
          </table:table-cell>
          <table:table-cell/>
          <table:table-cell table:number-columns-repeated="3" office:value-type="float" office:value="48" calcext:value-type="float">
            <text:p>48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&lt;type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const&gt;</text:p>
          </table:table-cell>
          <table:table-cell table:number-columns-repeated="12"/>
        </table:table-row>
      </table:table>
      <table:table table:name="First(X1)" table:style-name="ta1">
        <table:table-column table:style-name="co3" table:default-cell-style-name="Default"/>
        <table:table-column table:style-name="co4" table:default-cell-style-name="ce8"/>
        <table:table-column table:style-name="co5" table:default-cell-style-name="ce10"/>
        <table:table-column table:style-name="co6" table:default-cell-style-name="ce12"/>
        <table:table-column table:style-name="co7" table:default-cell-style-name="ce12"/>
        <table:table-column table:style-name="co7" table:default-cell-style-name="ce13"/>
        <table:table-row table:style-name="ro2">
          <table:table-cell/>
          <table:table-cell table:style-name="Default" table:number-columns-repeated="5"/>
        </table:table-row>
        <table:table-row table:style-name="ro2">
          <table:table-cell/>
          <table:table-cell table:style-name="ce11"/>
          <table:table-cell table:style-name="ce11" office:value-type="string" calcext:value-type="string">
            <text:p>First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Follow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prog&gt;</text:p>
          </table:table-cell>
          <table:table-cell office:value-type="string" calcext:value-type="string">
            <text:p>requ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main_b&gt;</text:p>
          </table:table-cell>
          <table:table-cell office:value-type="string" calcext:value-type="string">
            <text:p>function global 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stats&gt;</text:p>
          </table:table-cell>
          <table:table-cell office:value-type="string" calcext:value-type="string">
            <text:p>local if while return 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end el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id_func&gt;</text:p>
          </table:table-cell>
          <table:table-cell office:value-type="string" calcext:value-type="string">
            <text:p>, (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 end el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params&gt;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_param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n_id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"=”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vals&gt;</text:p>
          </table:table-cell>
          <table:table-cell office:value-type="string" calcext:value-type="string">
            <text:p>ex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 end el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_val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 end else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as_vals&gt;</text:p>
          </table:table-cell>
          <table:table-cell office:value-type="string" calcext:value-type="string">
            <text:p>exp 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 end el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ret_vals&gt;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 end else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assign&gt;</text:p>
          </table:table-cell>
          <table:table-cell office:value-type="string" calcext:value-type="string">
            <text:p>exp 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 end else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assign_val&gt;</text:p>
          </table:table-cell>
          <table:table-cell office:value-type="string" calcext:value-type="string">
            <text:p>exp 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 end el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term&gt;</text:p>
          </table:table-cell>
          <table:table-cell office:value-type="string" calcext:value-type="string">
            <text:p>id int_value double_value string_value n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args&gt;</text:p>
          </table:table-cell>
          <table:table-cell office:value-type="string" calcext:value-type="string">
            <text:p>id int_value double_value string_value nil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n_arg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arg_def_types&gt;</text:p>
          </table:table-cell>
          <table:table-cell office:value-type="string" calcext:value-type="string">
            <text:p>integer number string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ret_func_types&gt;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 end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ret_def_types&gt;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function global id $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func_types&gt;</text:p>
          </table:table-cell>
          <table:table-cell office:value-type="string" calcext:value-type="string">
            <text:p>integer number st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 en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func_def_types&gt;</text:p>
          </table:table-cell>
          <table:table-cell office:value-type="string" calcext:value-type="string">
            <text:p>integer number st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 function global id $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_func_type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 end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n_func_def_type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 function global id $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type&gt;</text:p>
          </table:table-cell>
          <table:table-cell office:value-type="string" calcext:value-type="string">
            <text:p>integer number string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, exp 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const&gt;</text:p>
          </table:table-cell>
          <table:table-cell office:value-type="string" calcext:value-type="string">
            <text:p>int_value double_value string_value nil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</table:table-row>
      </table:table>
      <table:table table:name="Predict (A -&gt; x)" table:style-name="ta1">
        <table:table-column table:style-name="co3" table:default-cell-style-name="Default"/>
        <table:table-column table:style-name="co3" table:default-cell-style-name="ce11"/>
        <table:table-column table:style-name="co8" table:default-cell-style-name="ce12"/>
        <table:table-column table:style-name="co3" table:default-cell-style-name="Default"/>
        <table:table-row table:style-name="ro2">
          <table:table-cell/>
          <table:table-cell table:style-name="ce15" office:value-type="string" calcext:value-type="string">
            <text:p>Pravidlo r</text:p>
          </table:table-cell>
          <table:table-cell table:style-name="ce15" office:value-type="string" calcext:value-type="string">
            <text:p>Predict (r)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quire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unction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ocal</text:p>
          </table:table-cell>
          <table:table-cell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f</text:p>
          </table:table-cell>
          <table:table-cell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hile</text:p>
          </table:table-cell>
          <table:table-cell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turn</text:p>
          </table:table-cell>
          <table:table-cell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d else</text:p>
          </table:table-cell>
          <table:table-cell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, =</text:p>
          </table:table-cell>
          <table:table-cell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(</text:p>
          </table:table-cell>
          <table:table-cell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"=”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exp</text:p>
          </table:table-cell>
          <table:table-cell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local if while return id end else</text:p>
          </table:table-cell>
          <table:table-cell table:style-name="ce16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exp</text:p>
          </table:table-cell>
          <table:table-cell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exp</text:p>
          </table:table-cell>
          <table:table-cell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local if while return id end else</text:p>
          </table:table-cell>
          <table:table-cell table:style-name="ce16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=</text:p>
          </table:table-cell>
          <table:table-cell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local if while return id end else</text:p>
          </table:table-cell>
          <table:table-cell table:style-name="ce16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exp</text:p>
          </table:table-cell>
          <table:table-cell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_value double_value string_value nil</text:p>
          </table:table-cell>
          <table:table-cell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id int_value double_value string_value nil</text:p>
          </table:table-cell>
          <table:table-cell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integer number string</text:p>
          </table:table-cell>
          <table:table-cell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: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local if while return id end</text:p>
          </table:table-cell>
          <table:table-cell table:style-name="ce16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:</text:p>
          </table:table-cell>
          <table:table-cell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function global id $</text:p>
          </table:table-cell>
          <table:table-cell table:style-name="ce16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integer number string</text:p>
          </table:table-cell>
          <table:table-cell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local if while return id end</text:p>
          </table:table-cell>
          <table:table-cell table:style-name="ce16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integer number string</text:p>
          </table:table-cell>
          <table:table-cell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) function global id $</text:p>
          </table:table-cell>
          <table:table-cell table:style-name="ce16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umber</text:p>
          </table:table-cell>
          <table:table-cell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int_value</text:p>
          </table:table-cell>
          <table:table-cell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double_value</text:p>
          </table:table-cell>
          <table:table-cell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string_value</text:p>
          </table:table-cell>
          <table:table-cell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i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5in" fo:page-height="9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20:04:24.1590271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08:56:24.405950109</meta:creation-date>
    <dc:date>2021-12-03T20:09:09.243649252</dc:date>
    <meta:editing-duration>PT16H58M52S</meta:editing-duration>
    <meta:editing-cycles>240</meta:editing-cycles>
    <meta:generator>LibreOffice/7.0.5.2$Linux_X86_64 LibreOffice_project/00$Build-2</meta:generator>
    <meta:document-statistic meta:table-count="4" meta:cell-count="394" meta:object-count="0"/>
  </office:meta>
</office:document-meta>
</file>